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0pt" style:text-underline-style="none" officeooo:rsid="001b3a07" officeooo:paragraph-rsid="001b3a07" style:font-size-asian="10pt" style:font-size-complex="10pt"/>
    </style:style>
    <style:style style:name="P2" style:family="paragraph" style:parent-style-name="Standard">
      <style:paragraph-properties fo:text-align="start" style:justify-single-word="false"/>
      <style:text-properties fo:font-size="10pt" style:text-underline-style="none" officeooo:rsid="001e6b03" officeooo:paragraph-rsid="0025fb25" style:font-size-asian="10pt" style:font-size-complex="10pt"/>
    </style:style>
    <style:style style:name="P3" style:family="paragraph" style:parent-style-name="Standard">
      <style:paragraph-properties fo:text-align="start" style:justify-single-word="false"/>
      <style:text-properties fo:font-size="10pt" style:text-underline-style="none" officeooo:rsid="001e6b03" officeooo:paragraph-rsid="002ab95b" style:font-size-asian="10pt" style:font-size-complex="10pt"/>
    </style:style>
    <style:style style:name="P4" style:family="paragraph" style:parent-style-name="Standard">
      <style:paragraph-properties fo:text-align="start" style:justify-single-word="false"/>
      <style:text-properties fo:font-size="10pt" style:text-underline-style="none" officeooo:rsid="00205b61" officeooo:paragraph-rsid="0025fb25" style:font-size-asian="10pt" style:font-size-complex="10pt"/>
    </style:style>
    <style:style style:name="P5" style:family="paragraph" style:parent-style-name="Standard">
      <style:paragraph-properties fo:text-align="start" style:justify-single-word="false"/>
      <style:text-properties fo:font-size="10pt" style:text-underline-style="none" officeooo:rsid="0025fb25" officeooo:paragraph-rsid="0025fb25" style:font-size-asian="10pt" style:font-size-complex="10pt"/>
    </style:style>
    <style:style style:name="P6" style:family="paragraph" style:parent-style-name="Standard">
      <style:paragraph-properties fo:text-align="start" style:justify-single-word="false"/>
      <style:text-properties fo:font-size="10pt" style:text-underline-style="none" officeooo:rsid="0028c7f9" officeooo:paragraph-rsid="0028c7f9" style:font-size-asian="10pt" style:font-size-complex="10pt"/>
    </style:style>
    <style:style style:name="P7" style:family="paragraph" style:parent-style-name="Standard">
      <style:paragraph-properties fo:text-align="start" style:justify-single-word="false"/>
      <style:text-properties fo:font-size="10pt" style:text-underline-style="none" officeooo:rsid="002ab95b" officeooo:paragraph-rsid="002ab95b" style:font-size-asian="10pt" style:font-size-complex="10pt"/>
    </style:style>
    <style:style style:name="P8" style:family="paragraph" style:parent-style-name="Standard">
      <style:paragraph-properties fo:text-align="start" style:justify-single-word="false"/>
      <style:text-properties fo:font-size="13pt" style:text-underline-style="solid" style:text-underline-width="auto" style:text-underline-color="font-color" officeooo:rsid="001b3a07" officeooo:paragraph-rsid="001b3a07" style:font-size-asian="13pt" style:font-size-complex="13pt"/>
    </style:style>
    <style:style style:name="P9" style:family="paragraph" style:parent-style-name="Standard">
      <style:paragraph-properties fo:text-align="start" style:justify-single-word="false"/>
      <style:text-properties fo:font-size="13pt" style:text-underline-style="solid" style:text-underline-width="auto" style:text-underline-color="font-color" officeooo:rsid="001b3a07" officeooo:paragraph-rsid="002ab95b" style:font-size-asian="13pt" style:font-size-complex="13pt"/>
    </style:style>
    <style:style style:name="P10" style:family="paragraph" style:parent-style-name="Standard">
      <style:paragraph-properties fo:text-align="start" style:justify-single-word="false"/>
      <style:text-properties fo:font-size="13pt" style:text-underline-style="solid" style:text-underline-width="auto" style:text-underline-color="font-color" officeooo:rsid="001e6b03" officeooo:paragraph-rsid="0025fb25" style:font-size-asian="13pt" style:font-size-complex="13pt"/>
    </style:style>
    <style:style style:name="P11" style:family="paragraph" style:parent-style-name="Standard">
      <style:paragraph-properties fo:text-align="start" style:justify-single-word="false"/>
      <style:text-properties fo:font-size="13pt" style:text-underline-style="solid" style:text-underline-width="auto" style:text-underline-color="font-color" officeooo:rsid="00272e9a" officeooo:paragraph-rsid="00272e9a" style:font-size-asian="13pt" style:font-size-complex="13pt"/>
    </style:style>
    <style:style style:name="P12" style:family="paragraph" style:parent-style-name="Standard">
      <style:paragraph-properties fo:text-align="center" style:justify-single-word="false"/>
      <style:text-properties fo:font-size="18pt" style:text-underline-style="solid" style:text-underline-width="auto" style:text-underline-color="font-color" officeooo:rsid="001b3a07" officeooo:paragraph-rsid="001b3a07" style:font-size-asian="18pt" style:font-size-complex="18pt"/>
    </style:style>
    <style:style style:name="P13" style:family="paragraph" style:parent-style-name="Standard">
      <style:paragraph-properties fo:text-align="center" style:justify-single-word="false"/>
      <style:text-properties fo:font-size="20pt" style:text-underline-style="solid" style:text-underline-width="auto" style:text-underline-color="font-color" officeooo:rsid="001b3a07" officeooo:paragraph-rsid="001b3a07" style:font-size-asian="20pt" style:font-size-complex="20pt"/>
    </style:style>
    <style:style style:name="P14" style:family="paragraph" style:parent-style-name="Standard">
      <style:paragraph-properties fo:text-align="start" style:justify-single-word="false"/>
      <style:text-properties fo:font-size="10pt" style:text-underline-style="none" officeooo:rsid="0028c7f9" officeooo:paragraph-rsid="0028c7f9" style:font-size-asian="10pt" style:font-size-complex="10pt"/>
    </style:style>
    <style:style style:name="P15" style:family="paragraph" style:parent-style-name="Standard">
      <style:paragraph-properties fo:text-align="start" style:justify-single-word="false"/>
      <style:text-properties fo:font-size="10pt" style:text-underline-style="none" officeooo:rsid="0028c7f9" officeooo:paragraph-rsid="0031a5d3" style:font-size-asian="10pt" style:font-size-complex="10pt"/>
    </style:style>
    <style:style style:name="P16" style:family="paragraph" style:parent-style-name="Standard">
      <style:paragraph-properties fo:text-align="start" style:justify-single-word="false"/>
      <style:text-properties fo:font-size="10pt" style:text-underline-style="none" officeooo:rsid="0028c7f9" officeooo:paragraph-rsid="0025fb25" style:font-size-asian="10pt" style:font-size-complex="10pt"/>
    </style:style>
    <style:style style:name="P17" style:family="paragraph" style:parent-style-name="Standard">
      <style:paragraph-properties fo:text-align="start" style:justify-single-word="false"/>
      <style:text-properties fo:font-size="10pt" style:text-underline-style="none" officeooo:rsid="001b3a07" officeooo:paragraph-rsid="002e7a8c" style:font-size-asian="10pt" style:font-size-complex="10pt"/>
    </style:style>
    <style:style style:name="P18" style:family="paragraph" style:parent-style-name="Standard">
      <style:paragraph-properties fo:text-align="start" style:justify-single-word="false"/>
      <style:text-properties fo:font-size="10pt" style:text-underline-style="none" officeooo:rsid="001b3a07" officeooo:paragraph-rsid="0031a5d3" style:font-size-asian="10pt" style:font-size-complex="10pt"/>
    </style:style>
    <style:style style:name="P19" style:family="paragraph" style:parent-style-name="Standard">
      <style:paragraph-properties fo:text-align="start" style:justify-single-word="false"/>
      <style:text-properties fo:font-size="10pt" style:text-underline-style="none" officeooo:rsid="001e6b03" officeooo:paragraph-rsid="002e7a8c" style:font-size-asian="10pt" style:font-size-complex="10pt"/>
    </style:style>
    <style:style style:name="P20" style:family="paragraph" style:parent-style-name="Standard">
      <style:paragraph-properties fo:text-align="start" style:justify-single-word="false"/>
      <style:text-properties fo:font-size="10pt" style:text-underline-style="none" officeooo:rsid="002e7a8c" officeooo:paragraph-rsid="002e7a8c" style:font-size-asian="10pt" style:font-size-complex="10pt"/>
    </style:style>
    <style:style style:name="P21" style:family="paragraph" style:parent-style-name="Standard">
      <style:paragraph-properties fo:text-align="start" style:justify-single-word="false"/>
      <style:text-properties fo:font-size="10pt" style:text-underline-style="none" officeooo:rsid="002d3251" officeooo:paragraph-rsid="00301430" style:font-size-asian="10pt" style:font-size-complex="10pt"/>
    </style:style>
    <style:style style:name="P22" style:family="paragraph" style:parent-style-name="Standard">
      <style:paragraph-properties fo:text-align="start" style:justify-single-word="false"/>
      <style:text-properties fo:font-size="10pt" style:text-underline-style="none" officeooo:rsid="00211a65" officeooo:paragraph-rsid="002e7a8c" style:font-size-asian="10pt" style:font-size-complex="10pt"/>
    </style:style>
    <style:style style:name="P23" style:family="paragraph" style:parent-style-name="Standard">
      <style:paragraph-properties fo:text-align="start" style:justify-single-word="false"/>
      <style:text-properties fo:font-size="10pt" style:text-underline-style="none" officeooo:rsid="00301430" officeooo:paragraph-rsid="00301430" style:font-size-asian="10pt" style:font-size-complex="10pt"/>
    </style:style>
    <style:style style:name="P24" style:family="paragraph" style:parent-style-name="Standard">
      <style:paragraph-properties fo:text-align="start" style:justify-single-word="false"/>
      <style:text-properties fo:font-size="10pt" style:text-underline-style="none" officeooo:rsid="0032848c" officeooo:paragraph-rsid="0032848c" style:font-size-asian="10pt" style:font-size-complex="10pt"/>
    </style:style>
    <style:style style:name="P25" style:family="paragraph" style:parent-style-name="Standard">
      <style:paragraph-properties fo:text-align="start" style:justify-single-word="false"/>
      <style:text-properties fo:font-size="10pt" style:text-underline-style="none" officeooo:rsid="0032848c" officeooo:paragraph-rsid="00337ad0" style:font-size-asian="10pt" style:font-size-complex="10pt"/>
    </style:style>
    <style:style style:name="P26" style:family="paragraph" style:parent-style-name="Standard">
      <style:paragraph-properties fo:text-align="start" style:justify-single-word="false"/>
      <style:text-properties fo:font-size="10pt" style:text-underline-style="solid" style:text-underline-width="auto" style:text-underline-color="font-color" officeooo:rsid="001b3a07" officeooo:paragraph-rsid="002e7a8c" style:font-size-asian="10pt" style:font-size-complex="10pt"/>
    </style:style>
    <style:style style:name="P27" style:family="paragraph" style:parent-style-name="Standard">
      <style:paragraph-properties fo:text-align="start" style:justify-single-word="false"/>
      <style:text-properties fo:font-size="10pt" style:text-underline-style="solid" style:text-underline-width="auto" style:text-underline-color="font-color" officeooo:rsid="002e7a8c" officeooo:paragraph-rsid="002e7a8c" style:font-size-asian="10pt" style:font-size-complex="10pt"/>
    </style:style>
    <style:style style:name="P28" style:family="paragraph" style:parent-style-name="Standard">
      <style:paragraph-properties fo:text-align="start" style:justify-single-word="false"/>
      <style:text-properties fo:font-size="10pt" style:text-underline-style="solid" style:text-underline-width="auto" style:text-underline-color="font-color" officeooo:rsid="0032848c" officeooo:paragraph-rsid="0032848c" style:font-size-asian="10pt" style:font-size-complex="10pt"/>
    </style:style>
    <style:style style:name="P29" style:family="paragraph" style:parent-style-name="Standard">
      <style:paragraph-properties fo:text-align="start" style:justify-single-word="false"/>
      <style:text-properties fo:font-size="10pt" style:text-underline-style="solid" style:text-underline-width="auto" style:text-underline-color="font-color" officeooo:rsid="0032848c" officeooo:paragraph-rsid="00337ad0" style:font-size-asian="10pt" style:font-size-complex="10pt"/>
    </style:style>
    <style:style style:name="P30" style:family="paragraph" style:parent-style-name="Standard">
      <style:paragraph-properties fo:text-align="start" style:justify-single-word="false"/>
      <style:text-properties fo:font-size="13pt" style:text-underline-style="solid" style:text-underline-width="auto" style:text-underline-color="font-color" officeooo:rsid="001b3a07" officeooo:paragraph-rsid="002e7a8c" style:font-size-asian="13pt" style:font-size-complex="13pt"/>
    </style:style>
    <style:style style:name="T1" style:family="text">
      <style:text-properties officeooo:rsid="001d1400"/>
    </style:style>
    <style:style style:name="T2" style:family="text">
      <style:text-properties officeooo:rsid="001e6b03"/>
    </style:style>
    <style:style style:name="T3" style:family="text">
      <style:text-properties officeooo:rsid="00205b61"/>
    </style:style>
    <style:style style:name="T4" style:family="text">
      <style:text-properties officeooo:rsid="00211a65"/>
    </style:style>
    <style:style style:name="T5" style:family="text">
      <style:text-properties officeooo:rsid="0022e5a7"/>
    </style:style>
    <style:style style:name="T6" style:family="text">
      <style:text-properties officeooo:rsid="0024b17e"/>
    </style:style>
    <style:style style:name="T7" style:family="text">
      <style:text-properties officeooo:rsid="0025fb25"/>
    </style:style>
    <style:style style:name="T8" style:family="text">
      <style:text-properties officeooo:rsid="00272e9a"/>
    </style:style>
    <style:style style:name="T9" style:family="text">
      <style:text-properties style:text-underline-style="none"/>
    </style:style>
    <style:style style:name="T10" style:family="text">
      <style:text-properties fo:font-size="10pt" style:text-underline-style="none" style:font-size-asian="10pt" style:font-size-complex="10pt"/>
    </style:style>
    <style:style style:name="T11" style:family="text">
      <style:text-properties officeooo:rsid="002ab95b"/>
    </style:style>
    <style:style style:name="T12" style:family="text">
      <style:text-properties officeooo:rsid="002d3251"/>
    </style:style>
    <style:style style:name="T13" style:family="text">
      <style:text-properties officeooo:rsid="002e7a8c"/>
    </style:style>
    <style:style style:name="T14" style:family="text">
      <style:text-properties fo:font-size="11pt" style:text-underline-style="solid" style:text-underline-width="auto" style:text-underline-color="font-color" style:font-size-asian="11pt" style:font-size-complex="11pt"/>
    </style:style>
    <style:style style:name="T15" style:family="text">
      <style:text-properties fo:font-size="11pt" style:text-underline-style="solid" style:text-underline-width="auto" style:text-underline-color="font-color" officeooo:rsid="002e7a8c" style:font-size-asian="11pt" style:font-size-complex="11pt"/>
    </style:style>
    <style:style style:name="T16" style:family="text">
      <style:text-properties officeooo:rsid="00301430"/>
    </style:style>
    <style:style style:name="T17" style:family="text">
      <style:text-properties officeooo:rsid="0031a5d3"/>
    </style:style>
    <style:style style:name="T18" style:family="text">
      <style:text-properties officeooo:rsid="00337a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ahier des charges - <text:span text:style-name="T8">Site photo</text:span></text:p>
      <text:p text:style-name="P12"/>
      <text:p text:style-name="P12"/>
      <text:p text:style-name="P11">Participants :<text:span text:style-name="T9"> </text:span><text:span text:style-name="T10">Nina Docteur, Quentin Périé</text:span></text:p>
      <text:p text:style-name="P8"/>
      <text:p text:style-name="P8"/>
      <text:p text:style-name="P8">I. Introduction</text:p>
      <text:p text:style-name="P1"/>
      <text:p text:style-name="P1"><text:tab/>Photographe par passion, mon père à toujours aimé faire beaucoup de photo. Mais pour tout photographe qui souhaite recevoir des avis constructif pour s'améliorer, le site internet est devenu un quasi indispensable. Le but du projet serait donc de créer un site photo qui servirait à afficher ses photos.</text:p>
      <text:p text:style-name="P1"/>
      <text:p text:style-name="P1"/>
      <text:p text:style-name="P10">II. Techniques <text:span text:style-name="T7">et fonctionnalités</text:span></text:p>
      <text:p text:style-name="P2"/>
      <text:p text:style-name="P2"><text:tab/><text:span text:style-name="T3">Une maquette du site ayant déjà été bien entamée, il s'agira de coder chaque page à l'aide des outils HTML, CSS, PHP et Bootstrap ainsi que les éléments qui composent chacune d'elles.</text:span></text:p>
      <text:p text:style-name="P4">De plus, <text:span text:style-name="T6">une base de données SQL sera utilisée pour le stockage et l'accès aux images.</text:span></text:p>
      <text:p text:style-name="P5">En termes de fonctionnalités il s'agira dans un premier temps de faire un site où l'on puisse :</text:p>
      <text:p text:style-name="P5"><text:s text:c="5"/>- regarder les photos publiées</text:p>
      <text:p text:style-name="P5"><text:s text:c="5"/>- contacter le photographe par mail</text:p>
      <text:p text:style-name="P5"><text:s text:c="5"/>- accéder à ses diverses pages sur les réseaux sociaux</text:p>
      <text:p text:style-name="P5"><text:s text:c="5"/>- se connecter en temps qu'administrateur pour ajouter ou enlever des photos</text:p>
      <text:p text:style-name="P5"><text:s text:c="5"/>- accéder aux divers sites d'autres photographes</text:p>
      <text:p text:style-name="P16"/>
      <text:p text:style-name="P6"/>
      <text:p text:style-name="P30">I<text:span text:style-name="T17">II</text:span>. <text:span text:style-name="T13">Maquette détaillée</text:span></text:p>
      <text:p text:style-name="P19"/>
      <text:p text:style-name="P17"><text:tab/><text:span text:style-name="T15">A. Les onglets principaux</text:span></text:p>
      <text:p text:style-name="P17"/>
      <text:p text:style-name="P17"><text:s text:c="5"/><text:span text:style-name="T13">Il s'agit là de maquettes pour les vues de visiteurs quelconques (Publics). Les différences présentes pour les utilisateurs de type Secret ou Admin seront expliquées textuellement.</text:span></text:p>
      <text:p text:style-name="P17"/>
      <text:p text:style-name="P27">Accueil.php :</text:p>
      <text:p text:style-name="P17"><text:s text:c="5"/>La page d’accueil se composera de photos défilantes sous forme de <text:span text:style-name="T1">diaporama, centrées en milieu de page. Dessous et toujours centré, se situera un court texte de bienvenue et de présentation du site.</text:span></text:p>
      <text:p text:style-name="P17"/>
      <text:p text:style-name="P26"><text:span text:style-name="T13">A_</text:span>propos.<text:span text:style-name="T13">php</text:span> :</text:p>
      <text:p text:style-name="P17"><text:s text:c="5"/><text:span text:style-name="T2">Cette page essentiellement textuelle, sera dédiée à la présentation de la photographie en général, du photographe et son travail ainsi que du matériel qu'il utilise.</text:span></text:p>
      <text:p text:style-name="P19">Quelques photos (de l'auteur du site par exemple) pourront venir imager le texte.</text:p>
      <text:p text:style-name="P19"/>
      <text:p text:style-name="P26">Galeries.<text:span text:style-name="T13">php</text:span> :</text:p>
      <text:p text:style-name="P17"><text:s text:c="5"/><text:span text:style-name="T5">Toujours après un court texte expliquant l'onglet, on trouvera en suivant des photos cliquables avec dessous le nom donné au différentes galeries </text:span>organisées en groupes selon la volonté du photographe (par lieu par exemple)</text:p>
      <text:p text:style-name="P17"/>
      <text:p text:style-name="P26">Liens.<text:span text:style-name="T13">php</text:span> :</text:p>
      <text:p text:style-name="P17"><text:s text:c="5"/><text:span text:style-name="T3">Dédiée aux coups de cœur du photographe notamment, cette page sera composée d'un court texte suivit de liens vers les sites photos d'autres photographes.</text:span></text:p>
      <text:p text:style-name="P22">Ces liens seront en réalité des photos cliquables disposées sous forme de matrice. Chaque photo sera donc un exemple du travail du photographe concerné (avec son nom en dessous).</text:p>
      <text:p text:style-name="P17"/>
      <text:p text:style-name="P26">Contact.<text:span text:style-name="T13">php</text:span> :</text:p>
      <text:p text:style-name="P17"><text:s text:c="5"/><text:span text:style-name="T4">Un formulaire </text:span>pour contacter le photographe <text:span text:style-name="T4">par mail. Il nécessitera nom et adresse mail de la personne ainsi que le message qu'il souhaite envoyer.</text:span></text:p>
      <text:p text:style-name="P17"/>
      <text:p text:style-name="P26"><text:span text:style-name="T13">Connexion.php</text:span> :</text:p>
      <text:p text:style-name="P17"><text:s text:c="5"/><text:span text:style-name="T12">Permet de se connecter avec un login et un mot de passe ou de s'inscrire si ce n'est on ne l'est pas (et d'aêtre alors </text:span><text:soft-page-break/><text:span text:style-name="T12">rediriger vers la page ''Inscription.php'').</text:span></text:p>
      <text:p text:style-name="P21">Une fois connecté s'affiche <text:span text:style-name="T16">deux cas se présentent. Dans le premier considérons que l'utilisateur est de type Public ou Secret. Alors</text:span> à la place <text:span text:style-name="T16">du mot ''Connexion'' sera affiché le login de l'utilisateur en question. En cliquant dessus un </text:span>menu déroulant <text:span text:style-name="T16">apparaît avec deux boutons :</text:span></text:p>
      <text:p text:style-name="P21"><text:span text:style-name="T16"><text:tab/>- ''Mon compte'' : donne accès à la page ''Mon_compte.php''</text:span></text:p>
      <text:p text:style-name="P21"><text:span text:style-name="T16"><text:tab/>- ''D</text:span>éconnexion<text:span text:style-name="T16">'' :</text:span> <text:span text:style-name="T16">donne accès à la page ''deconnexion.php''</text:span></text:p>
      <text:p text:style-name="P21"/>
      <text:p text:style-name="P21"><text:s text:c="5"/>Pour <text:span text:style-name="T16">le cas de </text:span>l'administrateur, <text:span text:style-name="T16">le terme ''Administrer'' remplace ''Connexion''</text:span> <text:span text:style-name="T16">et </text:span>le menu déroulant <text:span text:style-name="T16">affiche</text:span> <text:span text:style-name="T16">d</text:span>es <text:span text:style-name="T16">options légeremment différents. On retrouve bien évidemment les deux boutons classiques que sont ''Mon compte'' et ''Déconnexion''. Mais d'autres se rajoutent. Ils corespondent aux 4 onglets principaux à gérer pour un administrateur :</text:span></text:p>
      <text:p text:style-name="P21"><text:tab/>- <text:span text:style-name="T16">''Accueil''</text:span></text:p>
      <text:p text:style-name="P21"><text:tab/>- <text:span text:style-name="T16">''A propos''</text:span></text:p>
      <text:p text:style-name="P21"><text:tab/>- <text:span text:style-name="T16">''Galeries''</text:span></text:p>
      <text:p text:style-name="P21"><text:tab/>- <text:span text:style-name="T16">''Liens''</text:span></text:p>
      <text:p text:style-name="P23"><text:s text:c="5"/>Contact ne contenant qu'un formulaire de contact et une photo pour la décoration, on considère qu'il n'y a rien à modifier.</text:p>
      <text:p text:style-name="P23"/>
      <text:p text:style-name="P18"><text:tab/>Ces <text:span text:style-name="T17">6</text:span> onglets seront perpétuellement visible en haut de la page du site, <text:span text:style-name="T1">sous le nom de celui-ci</text:span>. <text:span text:style-name="T1">De même on retrouvera en bas et de manière perpétuelle le nom du photographe ainsi que les liens vers divers réseaux sociaux. Ceux-ci sont définis par les fichiers ''header.php'' et ''footer.php''.</text:span></text:p>
      <text:p text:style-name="P18"/>
      <text:p text:style-name="P18"><text:tab/><text:span text:style-name="T18">En plus de 6 fichier, il y a celui 3 fichers importants :</text:span></text:p>
      <text:p text:style-name="P15"/>
      <text:p text:style-name="P28">Inscription.php :</text:p>
      <text:p text:style-name="P24"><text:s text:c="5"/><text:span text:style-name="T18">Cette page est un formulaire demandant simplement un login et un mot de passe à entrer, ainsi que, facultativement une adresse mail. Sur cette page, le terme ''Connexion'' dans le header devient ''Inscription''.</text:span></text:p>
      <text:p text:style-name="P24"/>
      <text:p text:style-name="P29"><text:span text:style-name="T18">Mon_compte</text:span>.php :</text:p>
      <text:p text:style-name="P25"><text:s text:c="5"/><text:span text:style-name="T18">Sur cette page s'affichera un formulaire avec login, mot de passe et adresse mail. Les valeurs déjà existantes sont affichéées (sauf pour le mot de passe), il n'y a qu'à modifier les valeurs voulues puis cliquer sur le bouton Envoyer à la fin du formulaire.</text:span></text:p>
      <text:p text:style-name="P25"/>
      <text:p text:style-name="P29"><text:span text:style-name="T18">deconnexion</text:span>.php :</text:p>
      <text:p text:style-name="P25"><text:s text:c="5"/><text:span text:style-name="T18">Ce fichier déconnecte l'utilisateur et le redirige vers la page d'accueil.</text:span></text:p>
      <text:p text:style-name="P20"/>
      <text:p text:style-name="P20"><text:tab/><text:span text:style-name="T14">B. Vues en mode gestion par l'administrateur</text:span></text:p>
      <text:p text:style-name="P20"/>
      <text:p text:style-name="P20"/>
      <text:p text:style-name="P6"/>
      <text:p text:style-name="P6"/>
      <text:p text:style-name="P6"/>
      <text:p text:style-name="P9"><text:span text:style-name="T13">X</text:span>. <text:span text:style-name="T11">Remarques diverses</text:span></text:p>
      <text:p text:style-name="P3"/>
      <text:p text:style-name="P7">Bien penser la gestion du site, qui va impacter la structure de la BDD, obligatoirement.</text:p>
      <text:p text:style-name="P7">Essayer de trouver quelque chose de plus utile pour le système d'accès. Par exemple pas d'accès permet de visualiser la partie professionnelle du site, un accès admin permettrait de modifier et gérer le site et pourquoi pas un accès genre famille ou cercle proche qui aurait alors en plus accès à des galeries cachés style photos de famille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2T18:07:01.981000000</meta:creation-date>
    <dc:date>2017-03-07T14:03:33.152000000</dc:date>
    <meta:editing-duration>PT2H15M21S</meta:editing-duration>
    <meta:editing-cycles>18</meta:editing-cycles>
    <meta:generator>LibreOffice/4.3.0.4$Windows_x86 LibreOffice_project/62ad5818884a2fc2e5780dd45466868d41009ec0</meta:generator>
    <meta:document-statistic meta:table-count="0" meta:image-count="0" meta:object-count="0" meta:page-count="2" meta:paragraph-count="51" meta:word-count="815" meta:character-count="5113" meta:non-whitespace-character-count="4252"/>
  </office:meta>
</office:document-meta>
</file>